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C0000012C45DAF6863B655A98.png" manifest:media-type="image/png"/>
  <manifest:file-entry manifest:full-path="Pictures/10000000000003E8000005DC5A5ED93939A9E63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Sans" svg:font-family="'IBM Plex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5.2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c259c" style:font-weight-asian="bold" style:font-weight-complex="bold"/>
    </style:style>
    <style:style style:name="P3" style:family="paragraph" style:parent-style-name="Standard">
      <style:text-properties fo:font-size="14pt" fo:font-weight="bold" officeooo:paragraph-rsid="000d724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size="12pt" officeooo:paragraph-rsid="000c259c" style:font-size-asian="12pt" style:font-size-complex="12pt"/>
    </style:style>
    <style:style style:name="P7" style:family="paragraph" style:parent-style-name="Standard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Liberation Serif" officeooo:paragraph-rsid="007b6fad"/>
    </style:style>
    <style:style style:name="P9" style:family="paragraph" style:parent-style-name="Standard">
      <style:text-properties officeooo:paragraph-rsid="0013fd9f"/>
    </style:style>
    <style:style style:name="P10" style:family="paragraph" style:parent-style-name="Standard">
      <style:text-properties fo:color="#000000" style:font-name="Liberation Serif" fo:font-size="12p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163251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63251" officeooo:paragraph-rsid="006e90b0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fo:font-style="italic" fo:font-weight="normal" officeooo:rsid="006e90b0" officeooo:paragraph-rsid="006e90b0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000000" style:font-name="Liberation Serif" fo:font-size="12pt" fo:font-style="italic" fo:font-weight="normal" officeooo:rsid="006e90b0" officeooo:paragraph-rsid="007b6fa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Liberation Serif" fo:font-size="12pt" fo:font-style="italic" fo:font-weight="normal" officeooo:rsid="00163251" officeooo:paragraph-rsid="006e90b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000000" style:font-name="Liberation Serif" fo:font-size="12pt" fo:font-weight="bold" officeooo:rsid="006e90b0" officeooo:paragraph-rsid="006e90b0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0c259c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text-properties fo:font-size="11pt" officeooo:paragraph-rsid="0046a016" style:font-size-asian="11pt" style:font-size-complex="11pt"/>
    </style:style>
    <style:style style:name="P20" style:family="paragraph" style:parent-style-name="Standard">
      <style:text-properties officeooo:paragraph-rsid="00781463"/>
    </style:style>
    <style:style style:name="P21" style:family="paragraph" style:parent-style-name="Standard">
      <style:text-properties officeooo:rsid="00781463" officeooo:paragraph-rsid="00781463"/>
    </style:style>
    <style:style style:name="P22" style:family="paragraph" style:parent-style-name="Standard">
      <style:text-properties officeooo:rsid="00781767" officeooo:paragraph-rsid="00781767"/>
    </style:style>
    <style:style style:name="P23" style:family="paragraph" style:parent-style-name="Standard">
      <style:text-properties officeooo:paragraph-rsid="0079a5ff"/>
    </style:style>
    <style:style style:name="P24" style:family="paragraph" style:parent-style-name="Standard">
      <style:text-properties fo:font-variant="normal" fo:text-transform="none" fo:color="#3c3c3b" style:font-name="IBM Plex Sans" fo:font-size="15pt" fo:letter-spacing="normal" fo:font-style="normal" fo:font-weight="normal" officeooo:rsid="00163251" officeooo:paragraph-rsid="0079a5ff" style:font-size-asian="12pt" style:font-size-complex="12pt"/>
    </style:style>
    <style:style style:name="P25" style:family="paragraph" style:parent-style-name="Standard">
      <style:text-properties fo:font-variant="normal" fo:text-transform="none" fo:color="#3c3c3b" style:font-name="IBM Plex Sans" fo:font-size="15pt" fo:letter-spacing="normal" fo:font-style="normal" fo:font-weight="normal" officeooo:paragraph-rsid="007ad905"/>
    </style:style>
    <style:style style:name="P26" style:family="paragraph" style:parent-style-name="Standard">
      <style:text-properties officeooo:paragraph-rsid="007ad905"/>
    </style:style>
    <style:style style:name="P27" style:family="paragraph" style:parent-style-name="Standard">
      <style:text-properties officeooo:paragraph-rsid="007b6fad"/>
    </style:style>
    <style:style style:name="P28" style:family="paragraph" style:parent-style-name="Standard">
      <style:paragraph-properties fo:margin-top="0.0398in" fo:margin-bottom="0.0398in" loext:contextual-spacing="false" fo:line-height="100%"/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top="0.0398in" fo:margin-bottom="0.0398in" loext:contextual-spacing="false" fo:line-height="100%"/>
    </style:style>
    <style:style style:name="P30" style:family="paragraph" style:parent-style-name="Standard">
      <style:paragraph-properties fo:margin-top="0.0398in" fo:margin-bottom="0.0398in" loext:contextual-spacing="false" fo:line-height="100%"/>
      <style:text-properties officeooo:paragraph-rsid="00743f18"/>
    </style:style>
    <style:style style:name="P31" style:family="paragraph" style:parent-style-name="Standard">
      <style:paragraph-properties fo:margin-top="0.0398in" fo:margin-bottom="0.0398in" loext:contextual-spacing="false" fo:line-height="100%"/>
      <style:text-properties fo:color="#000000" style:font-name="Liberation Serif" fo:font-size="12pt" officeooo:rsid="00163251" style:font-size-asian="12pt" style:font-size-complex="12pt"/>
    </style:style>
    <style:style style:name="P32" style:family="paragraph" style:parent-style-name="Standard">
      <style:paragraph-properties fo:margin-top="0.0398in" fo:margin-bottom="0.0398in" loext:contextual-spacing="false" fo:line-height="100%"/>
      <style:text-properties officeooo:rsid="0074b25e" officeooo:paragraph-rsid="0074b25e"/>
    </style:style>
    <style:style style:name="P3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3c3c3b" style:font-name="IBM Plex Sans" fo:font-size="15pt" fo:letter-spacing="normal" fo:font-style="normal" fo:font-weight="normal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743f18" officeooo:paragraph-rsid="000c259c" style:font-size-asian="18pt" style:font-weight-asian="bold" style:font-size-complex="18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8176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a5ff" officeooo:paragraph-rsid="0079a5ff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79a5ff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79a5ff" officeooo:paragraph-rsid="007ad905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Liberation Serif" fo:font-size="12pt" fo:font-weight="bold" officeooo:rsid="006d1a1d" officeooo:paragraph-rsid="00781463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Liberation Serif" fo:font-size="12pt" fo:font-weight="bold" officeooo:rsid="007b6fad" officeooo:paragraph-rsid="007b6fad" style:font-weight-asian="bold" style:font-weight-complex="bold"/>
    </style:style>
    <style:style style:name="P42" style:family="paragraph" style:parent-style-name="Standard">
      <style:text-properties fo:color="#000000" style:font-name="Liberation Serif" fo:font-size="12pt" officeooo:rsid="00781463" style:font-size-asian="12pt" style:font-size-complex="12pt"/>
    </style:style>
    <style:style style:name="P43" style:family="paragraph" style:parent-style-name="Standard">
      <style:text-properties fo:color="#000000" style:font-name="Liberation Serif" fo:font-size="12pt" officeooo:rsid="00781463" officeooo:paragraph-rsid="00781463" style:font-size-asian="12pt" style:font-size-complex="12pt"/>
    </style:style>
    <style:style style:name="P44" style:family="paragraph" style:parent-style-name="Standard">
      <style:text-properties fo:color="#000000" style:font-name="Liberation Serif" fo:font-size="12pt" fo:font-weight="normal" officeooo:rsid="00700a9c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Liberation Serif" fo:font-size="12pt" fo:font-style="italic" fo:font-weight="bold" officeooo:rsid="006e90b0" officeooo:paragraph-rsid="006f3ef7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officeooo:rsid="006e90b0" style:font-size-asian="12pt" style:font-weight-asian="bold" style:font-size-complex="12pt" style:font-weight-complex="bold"/>
    </style:style>
    <style:style style:name="T2" style:family="text">
      <style:text-properties fo:font-weight="bold" officeooo:rsid="0079a5ff" style:font-size-asian="12pt" style:font-weight-asian="bold" style:font-size-complex="12pt" style:font-weight-complex="bold"/>
    </style:style>
    <style:style style:name="T3" style:family="text">
      <style:text-properties fo:font-weight="normal" officeooo:rsid="000d724f" style:font-weight-asian="normal" style:font-weight-complex="normal"/>
    </style:style>
    <style:style style:name="T4" style:family="text">
      <style:text-properties fo:font-weight="normal" officeooo:rsid="00800a15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d724f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800a15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6ab921" style:font-size-asian="14pt" style:font-size-complex="14pt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743f18" style:font-size-asian="14pt" style:font-size-complex="14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781767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79a5ff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7ade53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79a5ff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6e90b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officeooo:rsid="0079a5f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7ad905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7b6fa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7ade53"/>
    </style:style>
    <style:style style:name="T24" style:family="text">
      <style:text-properties fo:font-size="18pt" fo:font-weight="bold" officeooo:rsid="00743f18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6ac4ff" style:font-size-asian="18pt" style:font-weight-asian="bold" style:font-size-complex="18pt" style:font-weight-complex="bold"/>
    </style:style>
    <style:style style:name="T26" style:family="text">
      <style:text-properties officeooo:rsid="00743f18"/>
    </style:style>
    <style:style style:name="T27" style:family="text">
      <style:text-properties officeooo:rsid="0074b25e"/>
    </style:style>
    <style:style style:name="T28" style:family="text">
      <style:text-properties officeooo:rsid="00781463"/>
    </style:style>
    <style:style style:name="T29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Liberation Serif" fo:font-size="12pt" fo:font-weight="bold" officeooo:rsid="006d1a1d" style:font-size-asian="12pt" style:font-weight-asian="bold" style:font-size-complex="12pt" style:font-weight-complex="bold"/>
    </style:style>
    <style:style style:name="T31" style:family="text">
      <style:text-properties fo:color="#000000" style:font-name="Liberation Serif" fo:font-size="12pt" fo:font-weight="bold" officeooo:rsid="006e90b0" style:font-size-asian="12pt" style:font-weight-asian="bold" style:font-size-complex="12pt" style:font-weight-complex="bold"/>
    </style:style>
    <style:style style:name="T32" style:family="text">
      <style:text-properties fo:color="#000000" style:font-name="Liberation Serif" fo:font-size="12pt" fo:font-weight="bold" officeooo:rsid="00163251" style:font-size-asian="12pt" style:font-weight-asian="bold" style:font-size-complex="12pt" style:font-weight-complex="bold"/>
    </style:style>
    <style:style style:name="T33" style:family="text">
      <style:text-properties fo:color="#000000" style:font-name="Liberation Serif" fo:font-size="12pt" fo:font-weight="bold" officeooo:rsid="00781463" style:font-size-asian="12pt" style:font-weight-asian="bold" style:font-size-complex="12pt" style:font-weight-complex="bold"/>
    </style:style>
    <style:style style:name="T34" style:family="text">
      <style:text-properties fo:color="#000000" style:font-name="Liberation Serif" fo:font-size="12pt" fo:font-weight="bold" officeooo:rsid="0079a5ff" style:font-size-asian="12pt" style:font-weight-asian="bold" style:font-size-complex="12pt" style:font-weight-complex="bold"/>
    </style:style>
    <style:style style:name="T35" style:family="text">
      <style:text-properties fo:color="#000000" style:font-name="Liberation Serif" fo:font-size="12pt" fo:font-weight="bold" officeooo:rsid="007ad905" style:font-size-asian="12pt" style:font-weight-asian="bold" style:font-size-complex="12pt" style:font-weight-complex="bold"/>
    </style:style>
    <style:style style:name="T36" style:family="text">
      <style:text-properties fo:color="#000000" style:font-name="Liberation Serif" fo:font-size="12pt" fo:font-weight="bold" officeooo:rsid="006e90b0" style:font-weight-asian="bold" style:font-weight-complex="bold"/>
    </style:style>
    <style:style style:name="T37" style:family="text">
      <style:text-properties fo:color="#000000" style:font-name="Liberation Serif" fo:font-size="12pt" fo:font-weight="bold" officeooo:rsid="0079a5ff" style:font-weight-asian="bold" style:font-weight-complex="bold"/>
    </style:style>
    <style:style style:name="T38" style:family="text">
      <style:text-properties fo:color="#000000" style:font-name="Liberation Serif" fo:font-size="12pt" style:font-size-asian="12pt" style:font-size-complex="12pt"/>
    </style:style>
    <style:style style:name="T39" style:family="text">
      <style:text-properties fo:color="#000000" style:font-name="Liberation Serif" fo:font-size="12pt" officeooo:rsid="00163251" style:font-size-asian="12pt" style:font-size-complex="12pt"/>
    </style:style>
    <style:style style:name="T40" style:family="text">
      <style:text-properties fo:color="#000000" style:font-name="Liberation Serif" fo:font-size="12pt" officeooo:rsid="00781463" style:font-size-asian="12pt" style:font-size-complex="12pt"/>
    </style:style>
    <style:style style:name="T41" style:family="text">
      <style:text-properties fo:color="#000000" style:font-name="Liberation Serif" fo:font-size="12pt" officeooo:rsid="006e90b0" style:font-size-asian="12pt" style:font-size-complex="12pt"/>
    </style:style>
    <style:style style:name="T4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color="#000000" style:font-name="Liberation Serif" fo:font-size="12pt" fo:font-weight="normal" officeooo:rsid="00781463" style:font-size-asian="12pt" style:font-weight-asian="normal" style:font-size-complex="12pt" style:font-weight-complex="normal"/>
    </style:style>
    <style:style style:name="T44" style:family="text">
      <style:text-properties fo:color="#000000" style:font-name="Liberation Serif" fo:font-size="12pt" fo:font-weight="normal" officeooo:rsid="00781767" style:font-size-asian="12pt" style:font-weight-asian="normal" style:font-size-complex="12pt" style:font-weight-complex="normal"/>
    </style:style>
    <style:style style:name="T45" style:family="text">
      <style:text-properties fo:color="#000000" style:font-name="Liberation Serif" fo:font-size="12pt" fo:font-weight="normal" officeooo:rsid="007b6fad" style:font-weight-asian="normal" style:font-weight-complex="normal"/>
    </style:style>
    <style:style style:name="T46" style:family="text">
      <style:text-properties fo:color="#000000" style:font-name="Liberation Serif" fo:font-size="12pt" style:font-weight-asian="normal" style:font-weight-complex="normal"/>
    </style:style>
    <style:style style:name="T47" style:family="text">
      <style:text-properties fo:color="#000000" fo:font-size="12pt" fo:font-weight="bold" officeooo:rsid="006e90b0" style:font-weight-asian="bold" style:font-weight-complex="bold"/>
    </style:style>
    <style:style style:name="T48" style:family="text">
      <style:text-properties fo:color="#000000" fo:font-size="12pt" fo:font-weight="bold" officeooo:rsid="007ad905" style:font-weight-asian="bold" style:font-weight-complex="bold"/>
    </style:style>
    <style:style style:name="T49" style:family="text">
      <style:text-properties fo:color="#000000" fo:font-size="12pt" fo:font-weight="bold" officeooo:rsid="007b6fad" style:font-weight-asian="bold" style:font-weight-complex="bold"/>
    </style:style>
    <style:style style:name="T50" style:family="text">
      <style:text-properties fo:color="#000000" fo:font-size="12pt" fo:font-weight="bold" officeooo:rsid="0079a5ff" style:font-weight-asian="bold" style:font-weight-complex="bold"/>
    </style:style>
    <style:style style:name="T51" style:family="text">
      <style:text-properties fo:color="#000000" fo:font-size="12pt" fo:font-weight="normal" officeooo:rsid="007b6fad" style:font-weight-asian="normal" style:font-weight-complex="normal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style:font-name="Liberation Serif" officeooo:rsid="007ade53"/>
    </style:style>
    <style:style style:name="T55" style:family="text">
      <style:text-properties style:font-name="Liberation Serif" fo:font-style="italic" officeooo:rsid="007b6fad" style:font-style-asian="italic" style:font-style-complex="italic"/>
    </style:style>
    <style:style style:name="T56" style:family="text">
      <style:text-properties style:font-name="Liberation Serif" fo:font-style="normal" style:font-style-asian="normal" style:font-style-complex="normal"/>
    </style:style>
    <style:style style:name="T57" style:family="text">
      <style:text-properties style:font-name="Liberation Serif" fo:font-style="normal" officeooo:rsid="007ade53" style:font-style-asian="normal" style:font-style-complex="normal"/>
    </style:style>
    <style:style style:name="T58" style:family="text">
      <style:text-properties style:font-name="Liberation Serif" fo:font-style="normal" officeooo:rsid="007b6fad" style:font-style-asian="normal" style:font-style-complex="normal"/>
    </style:style>
    <style:style style:name="T59" style:family="text">
      <style:text-properties style:font-name="Liberation Serif" officeooo:rsid="007b6fad"/>
    </style:style>
    <style:style style:name="T60" style:family="text"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T61" style:family="text">
      <style:text-properties officeooo:rsid="00800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xtend AWS EBS Volume </text:p>
      <text:p text:style-name="Standard"/>
      <text:p text:style-name="Standard"/>
      <text:p text:style-name="P2"/>
      <text:p text:style-name="P2"/>
      <text:p text:style-name="P17"><text:span text:style-name="T9">Info:</text:span><text:span text:style-name="T5"> <text:s/></text:span><text:span text:style-name="T10">This can be applied whenever you need to extend your EBS volume size. </text:span><text:span text:style-name="T11">It can be also perform with no downtime to avoid/stop the instance and detach the volume. Cool if you need to do it on prod.</text:span></text:p>
      <text:p text:style-name="P6"/>
      <text:p text:style-name="P1"><text:span text:style-name="T5">Author: </text:span><text:span text:style-name="T8">Rajeev Ranjan</text:span></text:p>
      <text:p text:style-name="P3"/>
      <text:p text:style-name="P3">Date: <text:span text:style-name="T61">16</text:span><text:span text:style-name="T3">-</text:span><text:span text:style-name="T4">July</text:span><text:span text:style-name="T3">-202</text:span><text:span text:style-name="T4">2</text:span><text:span text:style-name="T3">, revised _________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<text:soft-page-break/></text:p>
      <text:p text:style-name="P4"/>
      <text:p text:style-name="P4">Introduction</text:p>
      <text:p text:style-name="Standard"/>
      <text:p text:style-name="P9">This document explains how <text:span text:style-name="T26">a disk size can be increased of aws instance</text:span>. The instructions are aimed at any competent System Administrator.</text:p>
      <text:p text:style-name="P28"/>
      <text:p text:style-name="P28"/>
      <text:p text:style-name="P29"><text:span text:style-name="T25">S</text:span><text:span text:style-name="T24">erver</text:span><text:span text:style-name="T25"> Details</text:span></text:p>
      <text:p text:style-name="P28"/>
      <text:p text:style-name="P30"><text:span text:style-name="T26">For example we are showing the steps which had taken at the time of our epm-prod-db <text:s/>server size extend. A</text:span> <text:span text:style-name="T26">server details has summerized below :</text:span></text:p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PU</text:p>
          </table:table-cell>
          <table:table-cell table:style-name="Table1.B1" office:value-type="string">
            <text:p text:style-name="P18">Intel(R) Xeon(R) CPU E5-2686 v4 @ 2.30GHz, <text:s/><text:span text:style-name="T26">8</text:span>-Core</text:p>
          </table:table-cell>
        </table:table-row>
        <table:table-row>
          <table:table-cell table:style-name="Table1.A2" office:value-type="string">
            <text:p text:style-name="P18">RAM</text:p>
          </table:table-cell>
          <table:table-cell table:style-name="Table1.B2" office:value-type="string">
            <text:p text:style-name="P18"><text:span text:style-name="T26">32</text:span> GB</text:p>
          </table:table-cell>
        </table:table-row>
        <table:table-row>
          <table:table-cell table:style-name="Table1.A2" office:value-type="string">
            <text:p text:style-name="P18">DISK <text:span text:style-name="T26">Size </text:span>/<text:span text:style-name="T26">DB</text:span></text:p>
          </table:table-cell>
          <table:table-cell table:style-name="Table1.B2" office:value-type="string">
            <text:p text:style-name="P18"><text:span text:style-name="T26">1</text:span> <text:span text:style-name="T26">T</text:span>B</text:p>
          </table:table-cell>
        </table:table-row>
        <table:table-row>
          <table:table-cell table:style-name="Table1.A2" office:value-type="string">
            <text:p text:style-name="P18">OS</text:p>
          </table:table-cell>
          <table:table-cell table:style-name="Table1.B2" office:value-type="string">
            <text:p text:style-name="P18">4.14.55-68.37.amzn2.x86_64</text:p>
          </table:table-cell>
        </table:table-row>
        <table:table-row>
          <table:table-cell table:style-name="Table1.A2" office:value-type="string">
            <text:p text:style-name="P18">IP</text:p>
          </table:table-cell>
          <table:table-cell table:style-name="Table1.B2" office:value-type="string">
            <text:p text:style-name="P19">1<text:span text:style-name="T27">3.232.82.175</text:span></text:p>
          </table:table-cell>
        </table:table-row>
      </table:table>
      <text:p text:style-name="P30"/>
      <text:p text:style-name="P29"/>
      <text:p text:style-name="P32"/>
      <text:p text:style-name="P32"><text:span text:style-name="T28">Here</text:span> we are in need to add more 200 GB space in <text:s/>our /DB partition which is for database.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5">In order to extend the volume size, follow these simple steps:</text:p>
      <text:p text:style-name="P31"/>
      <text:p text:style-name="P20"><text:span text:style-name="T30">Step-</text:span><text:span text:style-name="T31">1</text:span><text:span text:style-name="T32">: </text:span><text:span text:style-name="T43">Login to your aws console and go to ec2 service</text:span><text:span text:style-name="T33">.</text:span></text:p>
      <text:p text:style-name="P40"/>
      <text:p text:style-name="P20"><text:span text:style-name="T30">Step-</text:span><text:span text:style-name="T33">2</text:span><text:span text:style-name="T32">: </text:span><text:span text:style-name="T43">From the left pane, Click on the snapshot to take the backup of that volume first for security <text:s text:c="2"/>purpose.</text:span></text:p>
      <text:p text:style-name="P11"><text:s/></text:p>
      <text:p text:style-name="Standard"><text:span text:style-name="T31">Step-</text:span><text:span text:style-name="T33">3</text:span><text:span text:style-name="T31">:</text:span><text:span text:style-name="T41"> </text:span><text:span text:style-name="T40">After complete of the snapshot,</text:span><text:span text:style-name="T39"> l</text:span><text:span text:style-name="T40">ogin to instance and stop that service which are using that volume. In our case it is <text:s/>mysqld.</text:span></text:p>
      <text:p text:style-name="P42"><text:s/># systemctl stop mysqld.</text:p>
      <text:p text:style-name="P43"/>
      <text:p text:style-name="P21"><text:span text:style-name="T31">Step-</text:span><text:span text:style-name="T29">4</text:span><text:span text:style-name="T31">: </text:span><text:span text:style-name="T44">After that unmount that volume.</text:span></text:p>
      <text:p text:style-name="P22"><text:span text:style-name="T44"># </text:span><text:span text:style-name="T42">umount /DB <text:s text:c="3"/>(comment into in /etc/fstab also)</text:span></text:p>
      <text:p text:style-name="P11"/>
      <text:p text:style-name="Standard"><text:span text:style-name="T1">Step-</text:span><text:span text:style-name="T2">5</text:span><text:span text:style-name="T1">: </text:span><text:span text:style-name="T44">After that </text:span><text:span text:style-name="T13">Click on “Volumes” under ELASTIC BLOCK STORE menu (on the left)</text:span></text:p>
      <text:p text:style-name="P36"/>
      <text:p text:style-name="P23"><text:span text:style-name="T18">Step-</text:span><text:span text:style-name="T19">6</text:span><text:span text:style-name="T18">: </text:span><text:span text:style-name="T14">Select that volume and detach from action menu.</text:span></text:p>
      <text:p text:style-name="P37"/>
      <text:p text:style-name="P23"><text:span text:style-name="T18">Step-</text:span><text:span text:style-name="T19">7</text:span><text:span text:style-name="T18">: </text:span><text:span text:style-name="T14">Now it’s time to increase the size, select the volume and modify it from the action menu.</text:span></text:p>
      <text:p text:style-name="P23"><text:span text:style-name="T14">And </text:span><text:span text:style-name="T12">Set the new size for your EBS volume (in this case i extended an </text:span><text:span text:style-name="T14">1TB</text:span><text:span text:style-name="T12"> volume to </text:span><text:span text:style-name="T14">1.2T</text:span><text:span text:style-name="T12">B)</text:span></text:p>
      <text:p text:style-name="P38"/>
      <text:p text:style-name="P24"><text:span text:style-name="T36">Step-</text:span><text:span text:style-name="T37">8</text:span><text:span text:style-name="T36">: </text:span><text:span text:style-name="T46">Click on modify.</text:span></text:p>
      <text:p text:style-name="P44"/>
      <text:p text:style-name="P25"><text:span text:style-name="T31">Step-</text:span><text:span text:style-name="T34">9: <text:s/></text:span><text:span text:style-name="T35">Attach the volume from the action menu now.</text:span></text:p>
      <text:p text:style-name="P39"/>
      <text:p text:style-name="P26"><text:span text:style-name="T18">Step-</text:span><text:span text:style-name="T20">10</text:span><text:span text:style-name="T19">: </text:span><text:span text:style-name="T17">Now, we need to extend the partition itself. </text:span><text:span text:style-name="T14">SSH to the EC2 instance where the EBS we’ve just extended is attached to. </text:span>Type the following command to list our block devices: </text:p>
      <text:p text:style-name="P33"><text:span text:style-name="Source_20_Text"><text:span text:style-name="T19"/></text:span></text:p>
      <text:p text:style-name="Standard"><text:span text:style-name="Source_20_Text"><text:span text:style-name="T52">[root@epm_db_prod ~]# lsblk</text:span></text:span></text:p>
      <text:p text:style-name="Standard"><text:span text:style-name="Source_20_Text"><text:span text:style-name="T52"/></text:span></text:p>
      <text:p text:style-name="P26"><text:span text:style-name="Source_20_Text"><text:span text:style-name="T53">You should be able to see a similar output:</text:span></text:span></text:p>
      <text:p text:style-name="Standard"><text:span text:style-name="Source_20_Text"><text:span text:style-name="T52"/></text:span></text:p>
      <text:p text:style-name="Standard"><text:span text:style-name="Source_20_Text"><text:span text:style-name="T52">NAME <text:s text:c="3"/>MAJ:MIN RM <text:s/>SIZE RO TYPE MOUNTPOINT</text:span></text:span></text:p>
      <text:p text:style-name="Standard"><text:span text:style-name="Source_20_Text"><text:span text:style-name="T52">xvda <text:s text:c="3"/>202:0 <text:s text:c="3"/>0 <text:s text:c="2"/>75G <text:s/>0 disk </text:span></text:span></text:p>
      <text:p text:style-name="Standard"><text:span text:style-name="Source_20_Text"><text:span text:style-name="T52">└─xvda1 202:1 <text:s text:c="3"/>0 <text:s text:c="2"/>75G <text:s/>0 part /</text:span></text:span></text:p>
      <text:p text:style-name="Standard"><text:span text:style-name="Source_20_Text"><text:span text:style-name="T52">xvdf <text:s text:c="3"/>202:80 <text:s text:c="2"/>0 <text:s/>1.</text:span></text:span><text:span text:style-name="Source_20_Text"><text:span text:style-name="T54">2</text:span></text:span><text:span text:style-name="Source_20_Text"><text:span text:style-name="T52">T <text:s/>0 disk /DB</text:span></text:span></text:p>
      <text:p text:style-name="P16"/>
      <text:p text:style-name="P16"/>
      <text:p text:style-name="P27"><text:span text:style-name="T18">Step-</text:span><text:span text:style-name="T20">1</text:span><text:span text:style-name="T21">1</text:span><text:span text:style-name="T19">: </text:span><text:span text:style-name="T15">As you can see </text:span><text:span text:style-name="Emphasis"><text:span text:style-name="T15">size of the /</text:span></text:span><text:span text:style-name="Emphasis"><text:span text:style-name="T16">DB</text:span></text:span><text:span text:style-name="Emphasis"><text:span text:style-name="T15"> volume reflects the new size, </text:span></text:span><text:span text:style-name="Emphasis"><text:span text:style-name="T16">1.2T</text:span></text:span><text:span text:style-name="Emphasis"><text:span text:style-name="T15">B, </text:span></text:span><text:span text:style-name="Emphasis"><text:span text:style-name="T16">while </text:span></text:span><text:span text:style-name="Emphasis"><text:span text:style-name="T15">the size of the partition reflects the original size, </text:span></text:span><text:span text:style-name="Emphasis"><text:span text:style-name="T16">1</text:span></text:span><text:span text:style-name="Emphasis"><text:span text:style-name="T15"> </text:span></text:span><text:span text:style-name="Emphasis"><text:span text:style-name="T16">T</text:span></text:span><text:span text:style-name="Emphasis"><text:span text:style-name="T15">B, and must be extended before you can extend the file system</text:span></text:span><text:span text:style-name="T15">. </text:span><text:span text:style-name="T38">To do so, type the following command:</text:span></text:p>
      <text:p text:style-name="P10"/>
      <text:p text:style-name="Standard"><text:span text:style-name="Source_20_Text"><text:span text:style-name="T22">[ec2-user ~]$ sudo growpart /dev/xvd</text:span></text:span><text:span text:style-name="Source_20_Text"><text:span text:style-name="T23">f</text:span></text:span><text:span text:style-name="Source_20_Text"><text:span text:style-name="T22"> 0</text:span></text:span></text:p>
      <text:p text:style-name="P10"/>
      <text:p text:style-name="P7">Be careful, there is a space between device name and partition number!</text:p>
      <text:p text:style-name="P5"><text:soft-page-break/></text:p>
      <text:p text:style-name="P5">Now we can check that the partition reflects the increased volume size (we can check it with the lsblk command we already used):</text:p>
      <text:p text:style-name="P5"/>
      <text:p text:style-name="Standard"><text:span text:style-name="Source_20_Text"><text:span text:style-name="T52">[root@epm_db_prod ~]# lsblk</text:span></text:span></text:p>
      <text:p text:style-name="P45"/>
      <text:p text:style-name="P27"><text:span text:style-name="Source_20_Text"><text:span text:style-name="T56">NAME <text:s text:c="3"/>MAJ:MIN RM <text:s/>SIZE RO TYPE MOUNTPOINT</text:span></text:span></text:p>
      <text:p text:style-name="P27"><text:span text:style-name="Source_20_Text"><text:span text:style-name="T56">xvda <text:s text:c="3"/>202:0 <text:s text:c="3"/>0 <text:s text:c="2"/>75G <text:s/>0 disk </text:span></text:span></text:p>
      <text:p text:style-name="P27"><text:span text:style-name="Source_20_Text"><text:span text:style-name="T56">└─xvda1 202:1 <text:s text:c="3"/>0 <text:s text:c="2"/>75G <text:s/>0 part /</text:span></text:span></text:p>
      <text:p text:style-name="P14"><text:span text:style-name="Source_20_Text"><text:span text:style-name="T56">xvdf <text:s text:c="3"/>202:80 <text:s text:c="2"/>0 <text:s/>1.</text:span></text:span><text:span text:style-name="Source_20_Text"><text:span text:style-name="T57">2</text:span></text:span><text:span text:style-name="Source_20_Text"><text:span text:style-name="T56">T <text:s/>0 disk /DB</text:span></text:span></text:p>
      <text:p text:style-name="P15"/>
      <text:p text:style-name="P15"/>
      <text:p text:style-name="P8"><text:span text:style-name="T47">Step-</text:span><text:span text:style-name="T48">1</text:span><text:span text:style-name="T49">2</text:span><text:span text:style-name="T50">: </text:span>Last but not least, we need to extend the filesystem itself.<text:line-break/></text:p>
      <text:p text:style-name="P8">If your filesystem is an ext2, ext3, or ext4, type:</text:p>
      <text:p text:style-name="Standard"><text:span text:style-name="Source_20_Text"><text:span text:style-name="T52">[ec2-user ~]$ sudo resize2fs /dev/xvda1</text:span></text:span></text:p>
      <text:p text:style-name="P5"/>
      <text:p text:style-name="P5">If your filesystem is an XFS, then type:</text:p>
      <text:p text:style-name="Standard"><text:span text:style-name="Source_20_Text"><text:span text:style-name="T52">[ec2-user ~]$ sudo xfs_growfs /dev/xvda1</text:span></text:span></text:p>
      <text:p text:style-name="P5"/>
      <text:p text:style-name="P5"/>
      <text:p text:style-name="P8"><text:span text:style-name="T47">Step-</text:span><text:span text:style-name="T48">1</text:span><text:span text:style-name="T49">2: </text:span><text:span text:style-name="T51">Now mount the volume</text:span><text:span text:style-name="T49"> </text:span></text:p>
      <text:p text:style-name="P5"/>
      <text:p text:style-name="P8"><text:span text:style-name="Source_20_Text"><text:span text:style-name="T52">[root@epm_db_prod ~]# </text:span></text:span><text:span text:style-name="Source_20_Text"><text:span text:style-name="T59">mount /</text:span></text:span><text:span text:style-name="Source_20_Text"><text:span text:style-name="T55">dev/</text:span></text:span><text:span text:style-name="Source_20_Text"><text:span text:style-name="T58">xvdf1 /DB <text:s text:c="2"/></text:span></text:span></text:p>
      <text:p text:style-name="P8"><text:span text:style-name="Source_20_Text"><text:span text:style-name="T58"/></text:span></text:p>
      <text:p text:style-name="P8"><text:span text:style-name="Source_20_Text"><text:span text:style-name="T58">(Comment out from /etc/fstab also if done before)</text:span></text:span></text:p>
      <text:p text:style-name="P8"><text:span text:style-name="Source_20_Text"><text:span text:style-name="T58"/></text:span></text:p>
      <text:p text:style-name="P8"><text:span text:style-name="T47">Step-</text:span><text:span text:style-name="T48">1</text:span><text:span text:style-name="T49">3: </text:span><text:span text:style-name="T51">Start the service which we had stop before.</text:span></text:p>
      <text:p text:style-name="P41"/>
      <text:p text:style-name="P8"><text:span text:style-name="Source_20_Text"><text:span text:style-name="T45">[root@epm_db_prod ~]# systemctl start mysqld</text:span></text:span></text:p>
      <text:p text:style-name="P41"/>
      <text:p text:style-name="P8"><text:span text:style-name="T47">Step-</text:span><text:span text:style-name="T48">1</text:span><text:span text:style-name="T49">4: </text:span>Finally we can check our extended filesystem by typing:</text:p>
      <text:p text:style-name="Standard"><text:span text:style-name="Source_20_Text"><text:span text:style-name="T52"/></text:span></text:p>
      <text:p text:style-name="Standard"><text:span text:style-name="Source_20_Text"><text:span text:style-name="T52">[root@epm_db_prod ~]# df -Th</text:span></text:span></text:p>
      <text:p text:style-name="Standard"><text:span text:style-name="Source_20_Text"><text:span text:style-name="T52"/></text:span></text:p>
      <text:p text:style-name="Standard"><text:span text:style-name="Source_20_Text"><text:span text:style-name="T52">If everything went right, we should be able to see our effective filesystem extended size:</text:span></text:span></text:p>
      <text:p text:style-name="Standard"><text:span text:style-name="Source_20_Text"><text:span text:style-name="T52"/></text:span></text:p>
      <text:p text:style-name="Standard"><text:span text:style-name="Source_20_Text"><text:span text:style-name="T52">Filesystem <text:s text:c="13"/>Type <text:s text:c="5"/>Size <text:s/>Used Avail Use% Mounted on</text:span></text:span></text:p>
      <text:p text:style-name="Standard"><text:span text:style-name="Source_20_Text"><text:span text:style-name="T52">tmpfs <text:s text:c="18"/>tmpfs <text:s text:c="5"/>16G <text:s text:c="4"/>0 <text:s text:c="2"/>16G <text:s text:c="2"/>0% /sys/fs/cgroup</text:span></text:span></text:p>
      <text:p text:style-name="Standard"><text:span text:style-name="Source_20_Text"><text:span text:style-name="T52">/dev/xvda1 <text:s text:c="13"/>xfs <text:s text:c="7"/>75G <text:s text:c="2"/>52G <text:s text:c="2"/>24G <text:s/>69% /</text:span></text:span></text:p>
      <text:p text:style-name="Standard"><text:span text:style-name="Source_20_Text"><text:span text:style-name="T53">/dev/xvdf <text:s text:c="14"/>ext4 <text:s text:c="5"/>1.2T <text:s/>969G <text:s/>204G <text:s/>83% /DB</text:span></text:span></text:p>
      <text:p text:style-name="Standard"><text:span text:style-name="Source_20_Text"><text:span text:style-name="T52"/></text:span></text:p>
      <text:p text:style-name="Standard"><text:span text:style-name="Source_20_Text"><text:span text:style-name="T52"/></text:span></text:p>
      <text:p text:style-name="Standard"><text:span text:style-name="Source_20_Text"><text:span text:style-name="T60"/></text:span></text:p>
      <text:p text:style-name="Standard"><text:span text:style-name="Source_20_Text"><text:span text:style-name="T60">You have just extended your EBS volume size, enjoy!</text:span></text:span></text:p>
      <text:p text:style-name="P15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Sans" svg:font-family="'IBM Plex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word-background" xlink:href="Pictures/10000000000003E8000005DC5A5ED93939A9E63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image-name="word-background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paragraph" svg:x="-0.7965in" svg:y="-0.7811in" svg:width="1.9193in" svg:height="0.839in" draw:z-index="3"><draw:image xlink:href="Pictures/100002010000012C0000012C45DAF6863B655A9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08:21.286014820</meta:creation-date>
    <dc:date>2022-07-16T11:04:52.537512308</dc:date>
    <meta:editing-duration>PT4H37M7S</meta:editing-duration>
    <meta:editing-cycles>59</meta:editing-cycles>
    <meta:generator>LibreOffice/5.3.6.1$Linux_X86_64 LibreOffice_project/30$Build-1</meta:generator>
    <meta:document-statistic meta:table-count="1" meta:image-count="1" meta:object-count="0" meta:page-count="4" meta:paragraph-count="67" meta:word-count="624" meta:character-count="3671" meta:non-whitespace-character-count="2942"/>
  </office:meta>
</office:document-meta>
</file>